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fo:line-height="115%"/>
    </style:style>
    <style:style style:name="T19" style:parent-style-name="Fuentedepárrafopredeter." style:family="text">
      <style:text-properties fo:font-weight="bold" style:font-weight-asian="bold" style:font-weight-complex="bold"/>
    </style:style>
    <style:style style:name="P20" style:parent-style-name="Standard" style:family="paragraph">
      <style:paragraph-properties fo:text-align="justify" fo:line-height="115%"/>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fo:line-height="115%"/>
      <style:text-properties fo:font-weight="bold" style:font-weight-asian="bold" style:font-weight-complex="bold"/>
    </style:style>
    <style:style style:name="P23" style:parent-style-name="Standard" style:family="paragraph">
      <style:paragraph-properties fo:text-align="justify" fo:line-height="115%"/>
    </style:style>
    <style:style style:name="T24" style:parent-style-name="Fuentedepárrafopredeter." style:family="text">
      <style:text-properties fo:font-weight="bold" style:font-weight-asian="bold" style:font-weight-complex="bold"/>
    </style:style>
    <style:style style:name="P25" style:parent-style-name="Standard" style:family="paragraph">
      <style:paragraph-properties fo:text-align="justify" fo:line-height="115%"/>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justify" fo:line-height="115%"/>
    </style:style>
    <style:style style:name="T28" style:parent-style-name="Fuentedepárrafopredeter." style:family="text">
      <style:text-properties fo:font-weight="bold" style:font-weight-asian="bold" style:font-weight-complex="bold"/>
    </style:style>
    <style:style style:name="P29" style:parent-style-name="Standard" style:family="paragraph">
      <style:paragraph-properties fo:text-align="justify" fo:line-height="115%"/>
    </style:style>
    <style:style style:name="T30" style:parent-style-name="Fuentedepárrafopredeter." style:family="text">
      <style:text-properties fo:font-weight="bold" style:font-weight-asian="bold" style:font-weight-complex="bold"/>
    </style:style>
    <style:style style:name="P31" style:parent-style-name="Standard" style:family="paragraph">
      <style:paragraph-properties fo:text-align="justify" fo:line-height="115%"/>
    </style:style>
    <style:style style:name="T32" style:parent-style-name="Fuentedepárrafopredeter." style:family="text">
      <style:text-properties fo:font-weight="bold" style:font-weight-asian="bold" style:font-weight-complex="bold" fo:background-color="#FFFF00"/>
    </style:style>
    <style:style style:name="T33" style:parent-style-name="Fuentedepárrafopredeter." style:family="text">
      <style:text-properties fo:background-color="#FFFF00"/>
    </style:style>
    <style:style style:name="P34" style:parent-style-name="Standard" style:family="paragraph">
      <style:paragraph-properties fo:text-align="justify" fo:line-height="115%"/>
    </style:style>
    <style:style style:name="T35" style:parent-style-name="Fuentedepárrafopredeter." style:family="text">
      <style:text-properties fo:font-weight="bold" style:font-weight-asian="bold" style:font-weight-complex="bold"/>
    </style:style>
    <style:style style:name="P36" style:parent-style-name="Standard" style:family="paragraph">
      <style:paragraph-properties fo:text-align="justify" fo:line-height="115%"/>
    </style:style>
    <style:style style:name="T37" style:parent-style-name="Fuentedepárrafopredeter." style:family="text">
      <style:text-properties fo:font-weight="bold" style:font-weight-asian="bold" style:font-weight-complex="bold"/>
    </style:style>
    <style:style style:name="P38" style:parent-style-name="Standard" style:family="paragraph">
      <style:paragraph-properties fo:text-align="justify" fo:line-height="115%"/>
    </style:style>
    <style:style style:name="P39" style:parent-style-name="Standard" style:family="paragraph">
      <style:paragraph-properties fo:text-align="justify" fo:line-height="115%"/>
      <style:text-properties fo:font-weight="bold" style:font-weight-asian="bold" style:font-weight-complex="bold"/>
    </style:style>
    <style:style style:name="P40" style:parent-style-name="Standard" style:family="paragraph">
      <style:paragraph-properties fo:text-align="justify" fo:line-height="115%"/>
      <style:text-properties fo:font-weight="bold" style:font-weight-asian="bold" style:font-weight-complex="bold"/>
    </style:style>
    <style:style style:name="P41" style:parent-style-name="Standard" style:family="paragraph">
      <style:paragraph-properties fo:text-align="justify" fo:line-height="115%"/>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style:text-properties fo:font-weight="bold" style:font-weight-asian="bold" style:font-weight-complex="bold"/>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text-properties fo:font-weight="bold" style:font-weight-asian="bold" style:font-weight-complex="bold"/>
    </style:style>
    <style:style style:name="P46" style:parent-style-name="Standard" style:family="paragraph">
      <style:paragraph-properties fo:text-align="justify"/>
      <style:text-properties fo:font-weight="bold" style:font-weight-asian="bold" style:font-weight-complex="bold"/>
    </style:style>
    <style:style style:name="P47" style:parent-style-name="Standard" style:family="paragraph">
      <style:paragraph-properties fo:text-align="justify"/>
      <style:text-properties fo:font-weight="bold" style:font-weight-asian="bold" style:font-weight-complex="bold"/>
    </style:style>
    <style:style style:name="P48" style:parent-style-name="Standard" style:family="paragraph">
      <style:paragraph-properties fo:text-align="justify"/>
      <style:text-properties fo:font-weight="bold" style:font-weight-asian="bold" style:font-weight-complex="bold"/>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text-properties fo:font-weight="bold" style:font-weight-asian="bold" style:font-weight-complex="bold"/>
    </style:style>
    <style:style style:name="P51" style:parent-style-name="Standard" style:family="paragraph">
      <style:paragraph-properties fo:text-align="justify"/>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style:style>
    <style:style style:name="P53" style:parent-style-name="Standard" style:family="paragraph">
      <style:paragraph-properties fo:text-align="justify"/>
      <style:text-properties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57" style:parent-style-name="Standard" style:family="paragraph">
      <style:paragraph-properties fo:text-align="justify"/>
    </style:style>
    <style:style style:name="T58"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59"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0"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61"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2"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3"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64"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5"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66"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7"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68"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office:automatic-styles>
  <office:body>
    <office:text text:use-soft-page-breaks="true">
      <text:p text:style-name="P1">INFORMACION SIMULACION DE SISTEMAS</text:p>
      <text:p text:style-name="P2">TEMA:</text:p>
      <text:p text:style-name="P3">Modelo de simulación para el comportamiento del sistema de transporte masivo de la ciudad de Machala y de sus usuarios en la parada del<text:s/>Terminal Terrestre de Machala</text:p>
      <text:p text:style-name="P4"/>
      <text:p text:style-name="P5">Lo que se desea lograr con este modelo de simulación:</text:p>
      <text:p text:style-name="P6">El desarrollo un modelo de simulación de eventos discretos que permita experimentar y realizar propuestas de mejora sobre el desempeño del sistema de atención de las lineas 1, 13 y 6t en la ciudad de Machala. <text:s/>Se emplea optimización basada en simulación con el fin de encontrar las condiciones que permitan encontrar un mejor desempeño del sistema de atención en función de disminución de tiempos de espera en cola durante los<text:s/>segmentos pico y con un nivel límite de presupuesto referencial, tomando como parámetros de control en el sistema a la frecuencia de envío de buses desde cada estación , el número de unidades de transporte empleadas a lo largo de la red y la capacidad de los buses. <text:s text:c="3"/></text:p>
      <text:p text:style-name="P7">Hola mundo</text:p>
      <text:p text:style-name="P8"/>
      <text:p text:style-name="P9"/>
      <text:p text:style-name="P10">Análisis del desempeño actual del sistema de transporte vial de La Terminal de Machala. <text:s text:c="2"/></text:p>
      <text:p text:style-name="P11"/>
      <text:p text:style-name="P12">Tiempo de llegada de los buses en la parada de la terminal (5 lineas) 13-1-18-5-6</text:p>
      <text:p text:style-name="P13">Deben llegar en orden y no acumularse. De hecho hay personas uqe ponen el orden.</text:p>
      <text:p text:style-name="P14">El tiempo depende del tiempo</text:p>
      <text:p text:style-name="P15">Cuadrar de acuerdo a las distancias de cada linea.</text:p>
      <text:p text:style-name="P16">Los buses deben aceptar la cantidad máxima de pasajeros. Los pasajeros que no entren deberan esperar.</text:p>
      <text:p text:style-name="P17"/>
      <text:p text:style-name="P18"><text:span text:style-name="T19">Sistema:<text:s/></text:span>Buses – Terminal – Parada de autobuses - Pasajeros</text:p>
      <text:p text:style-name="P20"><text:span text:style-name="T21">Entidades:<text:s/></text:span>Pasajeros</text:p>
      <text:p text:style-name="P22">Estado del sistema:</text:p>
      <text:p text:style-name="P23"><text:span text:style-name="T24">Eventos actuales:<text:s/></text:span>Tiempo de salida de una linea de autobus.</text:p>
      <text:p text:style-name="P25"><text:span text:style-name="T26">Eventos futuros:<text:s/></text:span>Llegada de una linea de autobus al Terminal.</text:p>
      <text:p text:style-name="P27"><text:span text:style-name="T28">Localizaciones:<text:s/></text:span>Parada del Terminal y salida de inicio.</text:p>
      <text:p text:style-name="P29"><text:span text:style-name="T30">Recursos:<text:s/></text:span>Chofer<text:s/>encargado de conducir el autobus.</text:p>
      <text:p text:style-name="P31"><text:span text:style-name="T32">Atributos:<text:s/></text:span><text:span text:style-name="T33">Linea de autobus, capacidad del autobus, tiempo de salida del autobus en cada parada.</text:span></text:p>
      <text:p text:style-name="P34"><text:span text:style-name="T35">Variables:<text:s/></text:span>Velocidad del autobus, frecuencia de envio de buses desde cada estación, número de unidades de transporte empleadas a lo largo de la red y la capacidad de los buses.</text:p>
      <text:p text:style-name="P36"><text:span text:style-name="T37">Reloj de la simulación:<text:s/></text:span>La linea 1 y 13 funcionan a partir de las 5:30 hasta las 23:00 dando un tiempo total de 17:30 horas.</text:p>
      <text:p text:style-name="P38">La linea 18 funciona a partir de ** hasta las ** dando un tiempo total de ** horas.</text:p>
      <text:p text:style-name="P39">Modelo:</text:p>
      <text:p text:style-name="P40">Evento:</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ANÁLISIS DE DATOS</text:p>
      <text:p text:style-name="P54"><text:s/></text:p>
      <text:p text:style-name="P55">Para la construcción del modelo de simulación fue necesario identificar las variables aleatorias relevantes en el sistema de transporte de la ciudad de Machala. <text:s/>La principal variable estocástica es el tiempo entre arribos de pasajeros a cada parada en el ruta. <text:s/>Claramente existe un diferente comportamiento en cada parada y además por horas del día.</text:p>
      <text:p text:style-name="P56"/>
      <text:p text:style-name="P57"><text:span text:style-name="T58">el primer paso fue<text:s/></text:span><text:span text:style-name="T59">emplear pruebas de varianza</text:span><text:span text:style-name="T60"><text:s/>y ANOVA para poder determinar cuando los<text:s/></text:span><text:span text:style-name="T61">segmentos horario</text:span><text:span text:style-name="T62">s</text:span><text:span text:style-name="T63"><text:s/>podían ser representados en cada estación por<text:s/></text:span><text:span text:style-name="T64">una misma variable aleatoria<text:s/></text:span><text:span text:style-name="T65">y cuando era necesario<text:s/></text:span><text:span text:style-name="T66">modelarlos independientemente.</text:span><text:span text:style-name="T67"><text:s text:c="2"/>Luego de realizadas estas pruebas se determinaron los grupos de datos a emplear para la determinación de cada variable, calculando el tamaño de muestra adecuado por muestreo aleatorio simple en cada segmento considerando siempre un error no mayor de 10%<text:s/></text:span><text:span text:style-name="T68">sobre la media de las pruebas pilotos relevadas en cada caso a partir de una base de datos extensa con información histórica de un periodo de operación de 6 meses.</text:span></text:p>
      <text:p text:style-name="P69"><text:s/></text:p>
      <text:p text:style-name="P70">Las variables aleatorias fueron determinadas empleando pruebas de bondad de ajuste Kolmogorox Smirnov y Chi Cuadrado. <text:s/>Se empleo en estos casos un nivel de significancia de 5%. <text:s/>Con el fin de mejorar la salida de los resultados una vez determinadas la distribución de probabilidad correspondiente a cada variable se calculo una matriz de varianza <text:s/>covarianza entre todas las variables, de manera que las variables aleatorias generadas no se asumieran independientes, sino que reflejaran la correlación histórica observada en los datos relavados. <text:s text:c="2"/>En la <text:s/>Figura 5 se muestran los resultados de las pruebas mencionadas para determinar la distribución de probabilidad correspondiente a la variable de tiempos entre arribos para una estación de la ruta general.</text:p>
      <text:p text:style-name="P7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mbria"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asian="Cambria" fo:hyphenate="false"/>
    </style:style>
    <style:style style:name="Descripción" style:display-name="Descripción" style:family="paragraph" style:parent-style-name="Standard">
      <style:paragraph-properties text:number-lines="false" fo:margin-top="0.0833in" fo:margin-bottom="0.0833in"/>
      <style:text-properties style:font-name-asian="Cambri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mbri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del-Sara</dc:creator>
    <meta:creation-date>2018-06-21T08:52:00Z</meta:creation-date>
    <dc:date>2018-06-28T03:39:00Z</dc:date>
    <meta:template xlink:href="Normal.dotm" xlink:type="simple"/>
    <meta:editing-cycles>24</meta:editing-cycles>
    <meta:editing-duration>PT35460S</meta:editing-duration>
    <meta:document-statistic meta:page-count="2" meta:paragraph-count="8" meta:word-count="621" meta:character-count="4034" meta:row-count="28" meta:non-whitespace-character-count="3421"/>
  </office:meta>
</office:document-meta>
</file>